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ThrowsException.validateFor( InvocationOnMock invoca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ThrowsException.answer( InvocationOnMock invoca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